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3.15cm" fo:min-width="25.7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12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cm" fo:min-width="1.7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13.8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1.1cm" fo:min-width="4.3cm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9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5cm" fo:min-width="3.3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P1" style:family="paragraph">
      <style:paragraph-properties fo:text-align="justify"/>
    </style:style>
    <style:style style:name="P2" style:family="paragraph">
      <loext:graphic-properties draw:fill="solid" draw:fill-color="#dddddd"/>
      <style:paragraph-properties fo:text-align="justify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background-color="#fff200" style:font-size-asian="12pt" style:font-size-complex="12pt"/>
    </style:style>
    <style:style style:name="P5" style:family="paragraph">
      <style:paragraph-properties fo:text-align="center"/>
      <style:text-properties fo:background-color="#fff200"/>
    </style:style>
    <style:style style:name="P6" style:family="paragraph">
      <loext:graphic-properties draw:fill="none"/>
      <style:paragraph-properties fo:text-align="center"/>
      <style:text-properties fo:font-size="12pt" fo:background-color="#fff200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2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6.2cm" svg:height="3.4cm" svg:x="12.5cm" svg:y="1.9cm">
          <text:p text:style-name="P1"><text:span text:style-name="T1">Welcome to StupidTown, I am the mayor ! It's a small and peaceful village but strangely, people tend to die for stupid reasons over here.</text:span></text:p>
          <text:p text:style-name="P1"><text:span text:style-name="T1">Our graveyard is small and we need someone capable of managing it without angering the population.</text:span></text:p>
          <text:p text:style-name="P1"><text:span text:style-name="T1">Do you want to be our new Graveyard Manager 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cm" svg:height="1.6cm" svg:x="29.6cm" svg:y="7.7cm">
          <text:p text:style-name="P3">Quit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5.6cm" svg:y1="5.3cm" svg:x2="32.1cm" svg:y2="7.7cm" draw:start-shape="id1" draw:start-glue-point="2" draw:end-shape="id2" draw:end-glue-point="4" svg:d="M25600 5300v1200h6500v1200" svg:viewBox="0 0 6501 2401">
          <text:p text:style-name="P3"><text:span text:style-name="T2">No, it sucks. [QUIT]</text:span></text:p>
        </draw:connector>
        <draw:custom-shape draw:style-name="gr4" draw:text-style-name="P2" xml:id="id3" draw:id="id3" draw:layer="layout" svg:width="13.1cm" svg:height="1.8cm" svg:x="13cm" svg:y="7.6cm">
          <text:p text:style-name="P1"><text:span text:style-name="T1">Wonderful ! Do you want me to explain how to do your future job ?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5.6cm" svg:y1="5.3cm" svg:x2="19.55cm" svg:y2="7.6cm" draw:start-shape="id1" draw:end-shape="id3" svg:d="M25600 5300v1150h-6050v1150" svg:viewBox="0 0 6051 2301">
          <text:p text:style-name="P5"><text:span text:style-name="T2">Yes !</text:span></text:p>
        </draw:connector>
        <draw:custom-shape draw:style-name="gr6" draw:text-style-name="P3" xml:id="id4" draw:id="id4" draw:layer="layout" svg:width="4.4cm" svg:height="2.7cm" svg:x="24.9cm" svg:y="11.6cm">
          <text:p text:style-name="P3">Start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9.55cm" svg:y1="9.4cm" svg:x2="27.1cm" svg:y2="11.6cm" draw:start-shape="id3" draw:start-glue-point="2" draw:end-shape="id4" draw:end-glue-point="4" svg:d="M19550 9400v1100h7550v1100" svg:viewBox="0 0 7551 2201">
          <text:p text:style-name="P3"><text:span text:style-name="T2">No, thanks you. [PLAY]</text:span></text:p>
        </draw:connector>
        <draw:custom-shape draw:style-name="gr7" draw:text-style-name="P2" xml:id="id5" draw:id="id5" draw:layer="layout" svg:width="14.3cm" svg:height="1.8cm" svg:x="2.8cm" svg:y="11.9cm">
          <text:p text:style-name="P1"><text:span text:style-name="T1">Before starting this tutorial, I want to thank Bastien for the theme songs.</text:span></text:p>
          <text:p text:style-name="P1"><text:span text:style-name="T1">Do you like the theme?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9.55cm" svg:y1="9.4cm" svg:x2="9.95cm" svg:y2="11.9cm" draw:start-shape="id3" draw:start-glue-point="2" draw:end-shape="id5" svg:d="M19550 9400v1250h-9600v1250" svg:viewBox="0 0 9601 2501">
          <text:p text:style-name="P4"><text:span text:style-name="T2">Yes, please !</text:span></text:p>
        </draw:connector>
        <draw:custom-shape draw:style-name="gr8" draw:text-style-name="P2" xml:id="id6" draw:id="id6" draw:layer="layout" svg:width="3.1cm" svg:height="1.8cm" svg:x="8.7cm" svg:y="17.5cm">
          <text:p text:style-name="P1"><text:span text:style-name="T1">Yes me too !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95cm" svg:y1="13.7cm" svg:x2="10.25cm" svg:y2="17.5cm" draw:start-shape="id5" draw:start-glue-point="2" draw:end-shape="id6" draw:end-glue-point="0" svg:d="M9950 13700v1900h300v1900" svg:viewBox="0 0 301 3801">
          <text:p text:style-name="P3"><text:span text:style-name="T2">Yes !</text:span></text:p>
        </draw:connector>
        <draw:custom-shape draw:style-name="gr6" draw:text-style-name="P3" draw:layer="layout" svg:width="4.4cm" svg:height="2.7cm" svg:x="24.901cm" svg:y="11.601cm">
          <text:p text:style-name="P3">Start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9.6cm" svg:height="2.7cm" svg:x="27.4cm" svg:y="14.6cm">
          <text:p text:style-name="P3">PlayMusic(MenuRemaster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9.95cm" svg:y1="13.7cm" svg:x2="21.15cm" svg:y2="15cm" draw:start-shape="id5" draw:start-glue-point="2" draw:end-shape="id7" svg:d="M9950 13700v650h11200v650" svg:viewBox="0 0 11201 1301">
          <text:p text:style-name="P3"><text:span text:style-name="T2">No, it sucks.</text:span></text:p>
        </draw:connector>
        <draw:custom-shape draw:style-name="gr10" draw:text-style-name="P2" xml:id="id7" draw:id="id7" draw:layer="layout" svg:width="9.9cm" svg:height="1.8cm" svg:x="16.2cm" svg:y="15cm">
          <text:p text:style-name="P1"><text:span text:style-name="T1">Ok let me try something else. What about now?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6.1cm" svg:y1="15.9cm" svg:x2="27.5cm" svg:y2="15.9cm">
          <text:p/>
        </draw:line>
        <draw:custom-shape draw:style-name="gr12" draw:text-style-name="P2" xml:id="id8" draw:id="id8" draw:layer="layout" svg:width="3.8cm" svg:height="1.8cm" svg:x="18.6cm" svg:y="19.8cm">
          <text:p text:style-name="P1"><text:span text:style-name="T1">Ok, as you want !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5.2cm" svg:height="3cm" svg:x="26.4cm" svg:y="18.7cm">
          <text:p text:style-name="P3">PlayMusic(Menu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1cm" svg:height="1.8cm" svg:x="8.7cm" svg:y="17.5cm">
          <text:p text:style-name="P1"><text:span text:style-name="T1">Yes me too !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.1cm" svg:height="1.8cm" svg:x="8.7cm" svg:y="17.5cm">
          <text:p text:style-name="P1"><text:span text:style-name="T1">Yes me too !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3.1cm" svg:height="1.8cm" svg:x="13cm" svg:y="24.1cm">
          <text:p text:style-name="P1"><text:span text:style-name="T1">First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2.4cm" svg:y1="20.7cm" svg:x2="26.4cm" svg:y2="20.2cm" draw:start-shape="id8" draw:start-glue-point="1" draw:end-shape="id9" draw:end-glue-point="5" svg:d="M22400 20700h2000v-500h2000" svg:viewBox="0 0 4001 501">
          <text:p/>
        </draw:connector>
        <draw:connector draw:style-name="gr5" draw:text-style-name="P7" draw:layer="layout" svg:x1="21.15cm" svg:y1="16.8cm" svg:x2="20.5cm" svg:y2="19.8cm" draw:start-shape="id7" draw:start-glue-point="2" draw:end-shape="id8" draw:end-glue-point="0" svg:d="M21150 16800v1500h-650v1500" svg:viewBox="0 0 651 3001">
          <text:p text:style-name="P3"><text:span text:style-name="T2">Erf, the first one was just fine.</text:span></text:p>
          <text:p text:style-name="P3"><text:span text:style-name="T2">Get back to this one please.</text:span></text:p>
        </draw:connector>
        <draw:connector draw:style-name="gr11" draw:text-style-name="P7" draw:layer="layout" svg:x1="21.15cm" svg:y1="16.8cm" svg:x2="21.15cm" svg:y2="16.8cm" draw:start-shape="id7" draw:start-glue-point="2" draw:end-shape="id7" draw:end-glue-point="2" svg:d="M21150 16800z" svg:viewBox="0 0 1 1">
          <text:p/>
        </draw:connector>
        <draw:connector draw:style-name="gr5" draw:text-style-name="P7" draw:layer="layout" draw:line-skew="-1.499cm" svg:x1="16.2cm" svg:y1="15.9cm" svg:x2="18.6cm" svg:y2="20.7cm" draw:start-shape="id7" draw:end-shape="id8" draw:end-glue-point="3" svg:d="M16200 15900h-2000v4800h4400" svg:viewBox="0 0 4401 4801">
          <text:p text:style-name="P8"><text:span text:style-name="T2">I like this one</text:span></text:p>
        </draw:connector>
        <draw:connector draw:style-name="gr5" draw:text-style-name="P7" draw:layer="layout" svg:x1="10.25cm" svg:y1="19.3cm" svg:x2="14.55cm" svg:y2="24.1cm" draw:start-shape="id10" draw:start-glue-point="2" draw:end-shape="id11" draw:end-glue-point="0" svg:d="M10250 19300v2400h4300v2400" svg:viewBox="0 0 4301 4801">
          <text:p text:style-name="P3"><text:span text:style-name="T2">[CONTINUE]</text:span></text:p>
        </draw:connector>
        <draw:connector draw:style-name="gr5" draw:text-style-name="P7" draw:layer="layout" svg:x1="20.5cm" svg:y1="21.6cm" svg:x2="14.55cm" svg:y2="24.1cm" draw:start-shape="id8" draw:start-glue-point="2" draw:end-shape="id11" draw:end-glue-point="0" svg:d="M20500 21600v1250h-5950v1250" svg:viewBox="0 0 5951 2501">
          <text:p text:style-name="P3"><text:span text:style-name="T2">[CONTINUE]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1:43:56.956000000</meta:creation-date>
    <dc:date>2018-08-13T17:15:39.456000000</dc:date>
    <meta:editing-duration>PT2H20M31S</meta:editing-duration>
    <meta:editing-cycles>4</meta:editing-cycles>
    <meta:generator>LibreOffice/6.0.5.2$Windows_X86_64 LibreOffice_project/54c8cbb85f300ac59db32fe8a675ff7683cd5a16</meta:generator>
    <meta:document-statistic meta:object-count="27"/>
  </office:meta>
</office:document-meta>
</file>